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acheInvoker.doClear( Cache cache , boolean immedi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CacheInvoker.setErrorHandler( Cache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Invoker.doGet( Cache cache ,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CacheInvoker.AbstractCacheInvo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Invoker.doEvict( Cache cache , Object key , boolean immedi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CacheInvoker.AbstractCacheInvoker( Cache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Invoker.get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Invoker.doPut( Cache cache , Object key , @ Nullable Object 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